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99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54.27mm"/>
    </style:style>
    <style:style style:name="co10" style:family="table-column">
      <style:table-column-properties fo:break-before="auto" style:column-width="301.29mm"/>
    </style:style>
    <style:style style:name="co11" style:family="table-column">
      <style:table-column-properties fo:break-before="auto" style:column-width="291.48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25.68mm"/>
    </style:style>
    <style:style style:name="co15" style:family="table-column">
      <style:table-column-properties fo:break-before="auto" style:column-width="34.94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38.75mm"/>
    </style:style>
    <style:style style:name="co18" style:family="table-column">
      <style:table-column-properties fo:break-before="auto" style:column-width="26.49mm"/>
    </style:style>
    <style:style style:name="co19" style:family="table-column">
      <style:table-column-properties fo:break-before="auto" style:column-width="6.3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ExemploTrace_v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float" office:value="179183177149" calcext:value-type="float">
            <text:p>179183177149</text:p>
          </table:table-cell>
          <table:table-cell office:value-type="string" calcext:value-type="string">
            <text:p>(304)</text:p>
          </table:table-cell>
          <table:table-cell office:value-type="string" calcext:value-type="string">
            <text:p>H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46/b3/4818483_b3c4557423f3e51f51a15451f8c58022ff2ce4e9/4818483-web360.mp4?h=050214578381135481273546145784171311056912971qOsXK3eg0XDf_S_Z1azqOg&amp;k=html5"]</text:p>
          </table:table-cell>
          <table:table-cell office:value-type="string" calcext:value-type="string">
            <text:p>["http://gshow.globo.com/series/ta-no-ar-a-tv-na-tv/2016/episodio/2016/02/16/nada-e-o-que-parece-no-cine-misterio-de-ta-no-ar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75.143.18.130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8168074" calcext:value-type="float">
            <text:p>8168074</text:p>
          </table:table-cell>
          <table:table-cell office:value-type="float" office:value="112801" calcext:value-type="float">
            <text:p>112801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af/11/4821193_11a66583bc2a83f1aa4e98ffbd315b2ff5844aea/4821193-web360.mp4?h=050214578379599595462071145784155951327998061QpOezBn9xbDLOmz7jkLPYA&amp;k=html5"]</text:p>
          </table:table-cell>
          <table:table-cell office:value-type="string" calcext:value-type="string">
            <text:p>["http://globoplay.globo.com/v/4821193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9.0.2623.87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91.33.54.248</text:p>
          </table:table-cell>
          <table:table-cell office:value-type="string" calcext:value-type="string">
            <text:p>(304)</text:p>
          </table:table-cell>
          <table:table-cell office:value-type="string" calcext:value-type="string">
            <text:p>H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28/05/4877657_05e8e63627a31fb2a12bd18694c1147a028b70c6/4877657-web360.mp4?h=050214578381141661128066145784171426171399141ZXYLnrEB8Vol1cQoOE8MoQ&amp;k=html5"]</text:p>
          </table:table-cell>
          <table:table-cell office:value-type="string" calcext:value-type="string">
            <text:p>["http://globoplay.globo.com/v/4877657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float" office:value="179176107172" calcext:value-type="float">
            <text:p>179176107172</text:p>
          </table:table-cell>
          <table:table-cell office:value-type="string" calcext:value-type="string">
            <text:p>(200)</text:p>
          </table:table-cell>
          <table:table-cell office:value-type="string" calcext:value-type="string">
            <text:p>HIT</text:p>
          </table:table-cell>
          <table:table-cell office:value-type="float" office:value="3798" calcext:value-type="float">
            <text:p>3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0b/05/4880095_05ce91412a5464de0678bac4461a55141b8f65a4/4880095-por.srt"]</text:p>
          </table:table-cell>
          <table:table-cell office:value-type="string" calcext:value-type="string">
            <text:p>["http://g1.globo.com/jornal-nacional/videos/t/edicoes/v/morre-no-rio-o-jornalista-berto-filho/4880095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77.195.61.163</text:p>
          </table:table-cell>
          <table:table-cell office:value-type="string" calcext:value-type="string">
            <text:p>(304)</text:p>
          </table:table-cell>
          <table:table-cell office:value-type="string" calcext:value-type="string">
            <text:p>H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cb/dd/4880179_ddca67aa5f94426d612b299263f042c6d3f6cb76/4880179-web360.mp4?h=050314578381200436224323145784172077386331191xnIUlhuP6IMPcNiciU4SnA&amp;k=html5"]</text:p>
          </table:table-cell>
          <table:table-cell office:value-type="string" calcext:value-type="string">
            <text:p>["http://gshow.globo.com/realities/bbb/BBB-16/agora-na-casa/noticia/2016/03/maria-claudia-decreta-fim-do-affair-com-matheus-que-eu-seja-so-amiga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77.86.183.181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2948387" calcext:value-type="float">
            <text:p>2948387</text:p>
          </table:table-cell>
          <table:table-cell office:value-type="float" office:value="98934" calcext:value-type="float">
            <text:p>98934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b5/5f/4878507_5f735982d78d2cca0e2e186a9deac2ef7697d5ca/4878507-web360.mp4?h=050214578380216070808937145784162120229215361Z-SukgfaiXWGBk65oh44tw&amp;k=html5"]</text:p>
          </table:table-cell>
          <table:table-cell office:value-type="string" calcext:value-type="string">
            <text:p>["http://globoesporte.globo.com/futebol/times/botafogo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9.0.2623.87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float" office:value="189115170248" calcext:value-type="float">
            <text:p>189115170248</text:p>
          </table:table-cell>
          <table:table-cell office:value-type="string" calcext:value-type="string">
            <text:p>(304)</text:p>
          </table:table-cell>
          <table:table-cell office:value-type="string" calcext:value-type="string">
            <text:p>H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28/c2/4879641_c229872fd4f4f9a32907b51e3d291b53b56b35e0/4879641-web360.mp4?h=050214578380669547655685145784166664893965661B6lUAptCl302qjok4XUc_g&amp;k=html5"]</text:p>
          </table:table-cell>
          <table:table-cell office:value-type="string" calcext:value-type="string">
            <text:p>["http://globoesporte.globo.com/pe/futebol/times/sport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float" office:value="177207150179" calcext:value-type="float">
            <text:p>177207150179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703775" calcext:value-type="float">
            <text:p>703775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2f/58/4880139_58e5e746fdf47c6d879578a6d5bf98936d3854d8/4880139-web360.mp4?h=050214578381202945767737145784172000278006101TEgLvdu9HZocypSI_xpdmQ&amp;k=html5"]</text:p>
          </table:table-cell>
          <table:table-cell office:value-type="string" calcext:value-type="string">
            <text:p>["http://g1.globo.com/jornal-nacional/videos/t/edicoes/v/advogados-de-lula-solicitam-direito-de-resposta-ao-jn/4880139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79.235.67.47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916771" calcext:value-type="float">
            <text:p>916771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2e/c1/4879669_c1ff94db8e9f187c6d2bc3a94e6c20d9aa2bf47a/4879669-web360.mp4?h=050214578381223828962115145784172213694197821gTD2k9Pgp1DTUr7bE821ug&amp;k=html5"]</text:p>
          </table:table-cell>
          <table:table-cell office:value-type="string" calcext:value-type="string">
            <text:p>["http://gshow.globo.com/novelas/totalmente-demais/capitulo/2016/03/12/carolina-programa-jantar-entre-germano-e-finalistas-do-concurso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5.2564.88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77.17.206.70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8240721" calcext:value-type="float">
            <text:p>8240721</text:p>
          </table:table-cell>
          <table:table-cell office:value-type="float" office:value="52526" calcext:value-type="float">
            <text:p>52526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f9/fc/4877687_fccb0faa9c5759b97d81faaa03352ecf14e80361/4877687-web360.mp4?h=050214578380680631862730145784166873664871301P3Kx9P3Dw-O2ZjkCSg10ew&amp;k=html5"]</text:p>
          </table:table-cell>
          <table:table-cell office:value-type="string" calcext:value-type="string">
            <text:p>["http://globoplay.globo.com/v/4877687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in64</text:p>
          </table:table-cell>
          <table:table-cell/>
          <table:table-cell office:value-type="string" calcext:value-type="string">
            <text:p>x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float" office:value="186212156236" calcext:value-type="float">
            <text:p>186212156236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43793996" calcext:value-type="float">
            <text:p>43793996</text:p>
          </table:table-cell>
          <table:table-cell office:value-type="float" office:value="509142" calcext:value-type="float">
            <text:p>509142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28/c2/4879641_c229872fd4f4f9a32907b51e3d291b53b56b35e0/4879641-web360.mp4?h=0502145783754435935495811457841144013375747613V8cgxdaPWtmeb9zrY--DQ&amp;k=html5"]</text:p>
          </table:table-cell>
          <table:table-cell office:value-type="string" calcext:value-type="string">
            <text:p>["http://globoesporte.globo.com/pe/caruaru-regiao/futebol/campeonato-pernambucano/jogo/12-03-2016/sport-central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9.0.2623.75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62.156.9.237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392790" calcext:value-type="float">
            <text:p>392790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07/ed/4879993_ed5b71e0ffac503e4025e17ff3190ddd0d1b6e09/4879993-web360.mp4?h=050214578381214440731003145784172123501983631a3st10ridiDH3eOg5hXn0A&amp;k=html5"]</text:p>
          </table:table-cell>
          <table:table-cell office:value-type="string" calcext:value-type="string">
            <text:p>["http://gshow.globo.com/novelas/totalmente-demais/capitulo/2016/03/12/carolina-programa-jantar-entre-germano-e-finalistas-do-concurso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87.106.132.65</text:p>
          </table:table-cell>
          <table:table-cell office:value-type="string" calcext:value-type="string">
            <text:p>(304)</text:p>
          </table:table-cell>
          <table:table-cell office:value-type="string" calcext:value-type="string">
            <text:p>H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e0/e6/4878011_e613ef04f8b12cbf0fde8ff5de655a5c4965cd97/4878011-web360.mp4?h=050214578381197858413622145784171903525201561RhqxmuE39gN8Xoclgxtidw&amp;k=html5"]</text:p>
          </table:table-cell>
          <table:table-cell office:value-type="string" calcext:value-type="string">
            <text:p>["http://gshow.globo.com/novelas/a-regra-do-jogo/videos/t/cenas/v/adisabeba-faz-festa-para-toia-no-morro-da-macaca/4878011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200.199.106.98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13385293" calcext:value-type="float">
            <text:p>13385293</text:p>
          </table:table-cell>
          <table:table-cell office:value-type="float" office:value="132028" calcext:value-type="float">
            <text:p>132028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2f/58/4880139_58e5e746fdf47c6d879578a6d5bf98936d3854d8/4880139-web360.mp4?h=050214578379841124700788145784158452461863801ZkcxYchPbkS0Ee3pIbHUKw&amp;k=html5"]</text:p>
          </table:table-cell>
          <table:table-cell office:value-type="string" calcext:value-type="string">
            <text:p>["http://g1.globo.com/jornal-nacional/noticia/2016/03/advogados-de-lula-solicitam-direito-de-resposta-ao-jn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201.6.130.160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10061652" calcext:value-type="float">
            <text:p>10061652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0d/12/4877951_12d779e01dbe9df54cd52b0f9a15277db56bcb73/4877951-web360.mp4?h=050214578380895402022319145784168933789519221eL8v_9qdKBn3Rjv7cMFM3Q&amp;k=html5"]</text:p>
          </table:table-cell>
          <table:table-cell office:value-type="string" calcext:value-type="string">
            <text:p>["http://gshow.globo.com/tv/noticia/2016/03/final-de-regra-do-jogo-ze-maria-mata-romero-e-baleado-e-vai-preso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Trident/7.0</text:p>
          </table:table-cell>
          <table:table-cell/>
          <table:table-cell office:value-type="string" calcext:value-type="string">
            <text:p>rv:11.0)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Gecko"]</text:p>
          </table:table-cell>
          <table:table-cell office:value-type="string" calcext:value-type="string">
            <text:p>[-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float" office:value="152236148222" calcext:value-type="float">
            <text:p>152236148222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294179" calcext:value-type="float">
            <text:p>29417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0c/45/4879065_45196588e90961184759e3564fa5ffaa9f0dec05/4879065-web360.mp4?h=050314578381223068740616145784172241650014581iRxkFqZSH9fOKv4ZXyFA2g&amp;k=html5"]</text:p>
          </table:table-cell>
          <table:table-cell office:value-type="string" calcext:value-type="string">
            <text:p>["http://gshow.globo.com/realities/bbb/BBB-16/episodio/2016/03/12/festa-miami-agita-o-confinamento-do-bbb16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201.29.89.148</text:p>
          </table:table-cell>
          <table:table-cell office:value-type="string" calcext:value-type="string">
            <text:p>(304)</text:p>
          </table:table-cell>
          <table:table-cell office:value-type="string" calcext:value-type="string">
            <text:p>H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2f/58/4880139_58e5e746fdf47c6d879578a6d5bf98936d3854d8/4880139-web360.mp4?h=050214578381162336234922145784171669985244381OZsXYPARg6tLPHY8Xfxy2w&amp;k=html5"]</text:p>
          </table:table-cell>
          <table:table-cell office:value-type="string" calcext:value-type="string">
            <text:p>["http://g1.globo.com/jornal-nacional/noticia/2016/03/advogados-de-lula-solicitam-direito-de-resposta-ao-jn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87.22.47.238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1539654" calcext:value-type="float">
            <text:p>1539654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3b/a8/4797917_a826c6bb0721927b84336f1814160126ed508fc0/4797917-web720.mp4?h=050214578380865896778194145784168618043426401fMaX5sUGwFwOM1KiHaPo_w&amp;k=html5"]</text:p>
          </table:table-cell>
          <table:table-cell office:value-type="string" calcext:value-type="string">
            <text:p>["http://globoplay.globo.com/v/4797917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77.13.26.26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441632" calcext:value-type="float">
            <text:p>441632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2/0e/d1/4b/4872409_4b4d50b217f99ea8b61e6fd018d5bb2ec124afb9/4872409-web360.mp4?h=050214578381219356059867145784172101570658271suElk4zfc49EH-9z8qqHNw&amp;k=html5"]</text:p>
          </table:table-cell>
          <table:table-cell office:value-type="string" calcext:value-type="string">
            <text:p>["http://gshow.globo.com/tv/noticia/2016/03/final-de-regra-do-jogo-veja-trajetoria-dos-personagens-desde-o-inicio-da-trama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77.235.36.49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6389016" calcext:value-type="float">
            <text:p>6389016</text:p>
          </table:table-cell>
          <table:table-cell office:value-type="float" office:value="126633" calcext:value-type="float">
            <text:p>126633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1/0f/96/e5/4878045_e511db54a6a047b01d17aaf6a3722d506ebac69a/4878045-iphone360.mp4?h=0502146245261900569705561462456219003818908120jN5uikqtMKIFXwWiotcPg&amp;k=app"]</text:p>
          </table:table-cell>
          <table:table-cell office:value-type="string" calcext:value-type="string">
            <text:p>["-"]</text:p>
          </table:table-cell>
          <table:table-cell office:value-type="string" calcext:value-type="string">
            <text:p>["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1.2)"]</text:p>
          </table:table-cell>
          <table:table-cell office:value-type="string" calcext:value-type="string">
            <text:p>[-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91.188.77.143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10324779" calcext:value-type="float">
            <text:p>10324779</text:p>
          </table:table-cell>
          <table:table-cell office:value-type="float" office:value="23150" calcext:value-type="float">
            <text:p>2315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e/3d/5e/4866825_5eaf1f4c5fff8c6975a16285f9cbaa45d5ff2ef4/4866825-web360.mp4?h=050214578380901497619623145784169010448644761-Dn7jAinHzgcJG9w1eIZvg&amp;k=html5"]</text:p>
          </table:table-cell>
          <table:table-cell office:value-type="string" calcext:value-type="string">
            <text:p>["http://gshow.globo.com/novelas/a-regra-do-jogo/videos/t/cenas/v/cesar-beija-domingas-mas-leva-fora/4866825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</text:p>
          </table:table-cell>
          <table:table-cell/>
          <table:table-cell office:value-type="string" calcext:value-type="string">
            <text:p>Trident/7.0</text:p>
          </table:table-cell>
          <table:table-cell/>
          <table:table-cell office:value-type="string" calcext:value-type="string">
            <text:p>rv:11.0)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Gecko"]</text:p>
          </table:table-cell>
          <table:table-cell office:value-type="string" calcext:value-type="string">
            <text:p>[-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77.41.110.117</text:p>
          </table:table-cell>
          <table:table-cell office:value-type="string" calcext:value-type="string">
            <text:p>(200)</text:p>
          </table:table-cell>
          <table:table-cell office:value-type="string" calcext:value-type="string">
            <text:p>MISS</text:p>
          </table:table-cell>
          <table:table-cell office:value-type="float" office:value="12397494" calcext:value-type="float">
            <text:p>12397494</text:p>
          </table:table-cell>
          <table:table-cell office:value-type="float" office:value="32567" calcext:value-type="float">
            <text:p>32567</text:p>
          </table:table-cell>
          <table:table-cell office:value-type="string" calcext:value-type="string">
            <text:p>[0.464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c/71/db/4472683_db2869d6767a55197dafa9088e449e7204eb0e35/4472683-iphone360.mp4?h=050214578380907033023468145784169005983664372AnpQDZ_qRbH306aykfCz_w&amp;k=app"]</text:p>
          </table:table-cell>
          <table:table-cell office:value-type="string" calcext:value-type="string">
            <text:p>["-"]</text:p>
          </table:table-cell>
          <table:table-cell office:value-type="string" calcext:value-type="string">
            <text:p>["Samsung</text:p>
          </table:table-cell>
          <table:table-cell office:value-type="string" calcext:value-type="string">
            <text:p>SM-G530H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4)"]</text:p>
          </table:table-cell>
          <table:table-cell office:value-type="string" calcext:value-type="string">
            <text:p>[-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float" office:value="191248235139" calcext:value-type="float">
            <text:p>191248235139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36401977" calcext:value-type="float">
            <text:p>36401977</text:p>
          </table:table-cell>
          <table:table-cell office:value-type="float" office:value="395871" calcext:value-type="float">
            <text:p>395871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2f/58/4880139_58e5e746fdf47c6d879578a6d5bf98936d3854d8/4880139-web360.mp4?h=050214578377184457120323145784131869719445241x-OH2YGlgMg9-2HwwX9FHA&amp;k=html5"]</text:p>
          </table:table-cell>
          <table:table-cell office:value-type="string" calcext:value-type="string">
            <text:p>["http://g1.globo.com/jornal-nacional/noticia/2016/03/advogados-de-lula-solicitam-direito-de-resposta-ao-jn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float" office:value="179234251219" calcext:value-type="float">
            <text:p>179234251219</text:p>
          </table:table-cell>
          <table:table-cell office:value-type="string" calcext:value-type="string">
            <text:p>(304)</text:p>
          </table:table-cell>
          <table:table-cell office:value-type="string" calcext:value-type="string">
            <text:p>H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ab/49/4879153_49dcf9ab9270ce08ac962b44c4fdb9ea0bf25d35/4879153-web360.mp4?h=0502145783811799083937261457841717249310830812eZrnET21Ud5ngpLWLszeA&amp;k=html5"]</text:p>
          </table:table-cell>
          <table:table-cell office:value-type="string" calcext:value-type="string">
            <text:p>["http://g1.globo.com/sao-paulo/noticia/2016/03/faco-um-apelo-para-que-nao-haja-violencia-diz-dilma-sobre-protestos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77.179.46.182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425251" calcext:value-type="float">
            <text:p>42525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0d/32/4879621_32043eb427baa9ae9a1e3c47a9719b167e4f8761/4879621-web360.mp4?h=0503145783812208705597371457841722763828876611bhSGqX9D1pMAASXXwRDRA&amp;k=html5"]</text:p>
          </table:table-cell>
          <table:table-cell office:value-type="string" calcext:value-type="string">
            <text:p>["http://gshow.globo.com/realities/bbb/BBB-16/agora-na-casa/noticia/2016/03/renan-confessa-munik-me-senti-atraido-por-voce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9.0.2623.75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92.168.94.243</text:p>
          </table:table-cell>
          <table:table-cell office:value-type="string" calcext:value-type="string">
            <text:p>(400)</text:p>
          </table:table-cell>
          <table:table-cell office:value-type="string" calcext:value-type="string">
            <text:p>-</text:p>
          </table:table-cell>
          <table:table-cell office:value-type="float" office:value="264" calcext:value-type="float">
            <text:p>2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voddownload.video.globo.com</text:p>
          </table:table-cell>
          <table:table-cell office:value-type="string" calcext:value-type="string">
            <text:p>/healthcheck"]</text:p>
          </table:table-cell>
          <table:table-cell table:number-columns-repeated="2" office:value-type="string" calcext:value-type="string">
            <text:p>["-"]</text:p>
          </table:table-cell>
          <table:table-cell office:value-type="string" calcext:value-type="string">
            <text:p>[-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89.48.132.240</text:p>
          </table:table-cell>
          <table:table-cell office:value-type="string" calcext:value-type="string">
            <text:p>(304)</text:p>
          </table:table-cell>
          <table:table-cell office:value-type="string" calcext:value-type="string">
            <text:p>H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2f/58/4880139_58e5e746fdf47c6d879578a6d5bf98936d3854d8/4880139-por.srt"]</text:p>
          </table:table-cell>
          <table:table-cell office:value-type="string" calcext:value-type="string">
            <text:p>["http://g1.globo.com/jornal-nacional/noticia/2016/03/advogados-de-lula-solicitam-direito-de-resposta-ao-jn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9.0.2623.87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3-03:00</text:p>
          </table:table-cell>
          <table:table-cell office:value-type="string" calcext:value-type="string">
            <text:p>177.13.26.46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638239" calcext:value-type="float">
            <text:p>638239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2f/58/4880139_58e5e746fdf47c6d879578a6d5bf98936d3854d8/4880139-web360.mp4?h=050214578381223236966196145784172283317180131-QFT3YwWNks7BeFNfy702A&amp;k=html5"]</text:p>
          </table:table-cell>
          <table:table-cell office:value-type="string" calcext:value-type="string">
            <text:p>["http://g1.globo.com/jornal-nacional/noticia/2016/03/advogados-de-lula-solicitam-direito-de-resposta-ao-jn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9.0.2623.87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3T00:00:04-03:00</text:p>
          </table:table-cell>
          <table:table-cell office:value-type="string" calcext:value-type="string">
            <text:p>177.177.15.72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671011" calcext:value-type="float">
            <text:p>671011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e8/e6/4880171_e665b8aeb9c967a3d8df0ccb13d0fa1ff6b5239a/4880171-web360.mp4?h=050314578381201771599217145784172033749988331ShjnnR-OGYCqumMZ9HXChQ&amp;k=html5"]</text:p>
          </table:table-cell>
          <table:table-cell office:value-type="string" calcext:value-type="string">
            <text:p>["http://gshow.globo.com/realities/bbb/BBB-16/videos/t/agora-na-casa/v/maria-claudia-se-despede-de-matheus/4880171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T00:00:04-03:00</text:p>
          </table:table-cell>
          <table:table-cell office:value-type="string" calcext:value-type="string">
            <text:p>191.183.141.11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441635" calcext:value-type="float">
            <text:p>44163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37/12/4880185_12a9b4aa8d754909d798d633cd7c62f749ecdda1/4880185-web360.mp4?h=0503145783812211988033701457841722688000150516BuvsAUas4_FssVujkgJ_Q&amp;k=html5"]</text:p>
          </table:table-cell>
          <table:table-cell office:value-type="string" calcext:value-type="string">
            <text:p>["http://gshow.globo.com/realities/bbb/BBB-16/videos/t/agora-na-casa/v/maria-claudia-termina-affair-com-matheus-e-chora/4880185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in64</text:p>
          </table:table-cell>
          <table:table-cell/>
          <table:table-cell office:value-type="string" calcext:value-type="string">
            <text:p>x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office:value-type="string" calcext:value-type="string">
            <text:p>2016-03-13T00:00:04-03:00</text:p>
          </table:table-cell>
          <table:table-cell office:value-type="string" calcext:value-type="string">
            <text:p>191.188.12.144</text:p>
          </table:table-cell>
          <table:table-cell office:value-type="string" calcext:value-type="string">
            <text:p>(200)</text:p>
          </table:table-cell>
          <table:table-cell office:value-type="string" calcext:value-type="string">
            <text:p>HIT</text:p>
          </table:table-cell>
          <table:table-cell office:value-type="float" office:value="13819" calcext:value-type="float">
            <text:p>13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2f/58/4880139_58e5e746fdf47c6d879578a6d5bf98936d3854d8/4880139-por.srt"]</text:p>
          </table:table-cell>
          <table:table-cell office:value-type="string" calcext:value-type="string">
            <text:p>["http://globoplay.globo.com/v/4880139/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2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9.0.2623.75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T00:00:04-03:00</text:p>
          </table:table-cell>
          <table:table-cell office:value-type="float" office:value="177179229118" calcext:value-type="float">
            <text:p>177179229118</text:p>
          </table:table-cell>
          <table:table-cell office:value-type="string" calcext:value-type="string">
            <text:p>(206)</text:p>
          </table:table-cell>
          <table:table-cell office:value-type="string" calcext:value-type="string">
            <text:p>HIT</text:p>
          </table:table-cell>
          <table:table-cell office:value-type="float" office:value="4899542" calcext:value-type="float">
            <text:p>4899542</text:p>
          </table:table-cell>
          <table:table-cell office:value-type="float" office:value="44819" calcext:value-type="float">
            <text:p>44819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cb/d3/4880137_d3bcffab4596cac39b9a9d541af0af74efef0a33/4880137-web360.mp4?h=050314578380745385614976145784167456298763541447w52oOMgPgN-hq-8pAnA&amp;k=html5"]</text:p>
          </table:table-cell>
          <table:table-cell office:value-type="string" calcext:value-type="string">
            <text:p>["http://gshow.globo.com/realities/bbb/BBB-16/agora-na-casa/noticia/2016/03/munik-imagina-ana-paula-vendo-os-brothers-o-que-munik-esta-fazendo-ao-lado-desse-menino-renan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T00:00:04-03:00</text:p>
          </table:table-cell>
          <table:table-cell office:value-type="string" calcext:value-type="string">
            <text:p>186.247.85.180</text:p>
          </table:table-cell>
          <table:table-cell office:value-type="string" calcext:value-type="string">
            <text:p>(200)</text:p>
          </table:table-cell>
          <table:table-cell office:value-type="string" calcext:value-type="string">
            <text:p>HIT</text:p>
          </table:table-cell>
          <table:table-cell office:value-type="float" office:value="195160" calcext:value-type="float">
            <text:p>19516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1/0e/83/f4/4844491_f44983e4036b1bbc1ffeb578d8a48f1d59e81f8c/4844491-por.srt"]</text:p>
          </table:table-cell>
          <table:table-cell office:value-type="string" calcext:value-type="string">
            <text:p>["-"]</text:p>
          </table:table-cell>
          <table:table-cell office:value-type="string" calcext:value-type="string">
            <text:p>["Globo</text:p>
          </table:table-cell>
          <table:table-cell office:value-type="string" calcext:value-type="string">
            <text:p>Play/2.5.3"]</text:p>
          </table:table-cell>
          <table:table-cell office:value-type="string" calcext:value-type="string">
            <text:p>[-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6-03-13T00:00:04-03:00</text:p>
          </table:table-cell>
          <table:table-cell office:value-type="string" calcext:value-type="string">
            <text:p>192.168.94.242</text:p>
          </table:table-cell>
          <table:table-cell office:value-type="string" calcext:value-type="string">
            <text:p>(400)</text:p>
          </table:table-cell>
          <table:table-cell office:value-type="string" calcext:value-type="string">
            <text:p>-</text:p>
          </table:table-cell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voddownload.video.globo.com</text:p>
          </table:table-cell>
          <table:table-cell office:value-type="string" calcext:value-type="string">
            <text:p>/healthcheck"]</text:p>
          </table:table-cell>
          <table:table-cell table:number-columns-repeated="2" office:value-type="string" calcext:value-type="string">
            <text:p>["-"]</text:p>
          </table:table-cell>
          <table:table-cell office:value-type="string" calcext:value-type="string">
            <text:p>[-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6-03-13T00:00:04-03:00</text:p>
          </table:table-cell>
          <table:table-cell office:value-type="string" calcext:value-type="string">
            <text:p>143.208.200.37</text:p>
          </table:table-cell>
          <table:table-cell office:value-type="string" calcext:value-type="string">
            <text:p>(304)</text:p>
          </table:table-cell>
          <table:table-cell office:value-type="string" calcext:value-type="string">
            <text:p>H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"GET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voddownload02.video.globo.com</text:p>
          </table:table-cell>
          <table:table-cell office:value-type="string" calcext:value-type="string">
            <text:p>/v0/0f/2f/58/4880139_58e5e746fdf47c6d879578a6d5bf98936d3854d8/4880139-web360.mp4?h=050214578381134469129280145784171378591075661xiivS9qY5okDk1U0eFLBvQ&amp;k=html5"]</text:p>
          </table:table-cell>
          <table:table-cell office:value-type="string" calcext:value-type="string">
            <text:p>["http://g1.globo.com/jornal-nacional/noticia/2016/03/advogados-de-lula-solicitam-direito-de-resposta-ao-jn.html"]</text:p>
          </table:table-cell>
          <table:table-cell office:value-type="string" calcext:value-type="string">
            <text:p>["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8.0.2564.116</text:p>
          </table:table-cell>
          <table:table-cell office:value-type="string" calcext:value-type="string">
            <text:p>Safari/537.36"]</text:p>
          </table:table-cell>
          <table:table-cell office:value-type="string" calcext:value-type="string">
            <text:p>[-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1:03:21.117980569</dc:date>
    <meta:editing-duration>PT15M38S</meta:editing-duration>
    <meta:editing-cycles>1</meta:editing-cycles>
    <meta:document-statistic meta:table-count="1" meta:cell-count="814" meta:object-count="0"/>
    <meta:generator>LibreOffice/5.1.4.2$Linux_X86_64 LibreOffice_project/10m0$Build-2</meta:generator>
  </office:meta>
</office:document-meta>
</file>